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  <manifest:file-entry manifest:media-type="image/" manifest:full-path="Pictures/CESGM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TableColumn2" style:family="table-column">
      <style:table-column-properties style:column-width="1.7729in"/>
    </style:style>
    <style:style style:name="TableColumn3" style:family="table-column">
      <style:table-column-properties style:column-width="2.6534in"/>
    </style:style>
    <style:style style:name="TableColumn4" style:family="table-column">
      <style:table-column-properties style:column-width="2.6611in"/>
    </style:style>
    <style:style style:name="Table1" style:family="table" style:master-page-name="MP0">
      <style:table-properties style:width="7.0875in" fo:margin-left="-0.3972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text-properties fo:font-size="10pt" style:font-size-asian="10pt" style:font-size-complex="10pt" fo:language="fr" fo:country="C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text-properties fo:font-size="10pt" style:font-size-asian="10pt" style:font-size-complex="10pt" fo:language="fr" fo:country="CA"/>
    </style:style>
    <style:style style:name="T15" style:parent-style-name="Policepardéfaut" style:family="text">
      <style:text-properties fo:font-size="10pt" style:font-size-asian="10pt" style:font-size-complex="10pt" fo:language="fr" fo:country="CA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margin-left="-0.3937in">
        <style:tab-stops/>
      </style:paragraph-properties>
      <style:text-properties fo:language="fr" fo:country="CA"/>
    </style:style>
    <style:style style:name="P20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21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22" style:parent-style-name="Normal" style:family="paragraph">
      <style:paragraph-properties fo:line-height="150%" fo:margin-left="-0.3937in">
        <style:tab-stops/>
      </style:paragraph-properties>
    </style:style>
    <style:style style:name="T23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24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2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2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7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28" style:parent-style-name="Normal" style:family="paragraph">
      <style:paragraph-properties fo:line-height="150%" fo:margin-left="-0.3937in">
        <style:tab-stops/>
      </style:paragraph-properties>
    </style:style>
    <style:style style:name="T2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30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1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32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33" style:parent-style-name="Normal" style:family="paragraph">
      <style:paragraph-properties fo:line-height="150%" fo:margin-left="-0.3937in">
        <style:tab-stops/>
      </style:paragraph-properties>
    </style:style>
    <style:style style:name="T34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35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6" style:parent-style-name="Normal" style:family="paragraph">
      <style:paragraph-properties fo:line-height="150%" fo:margin-left="-0.3937in">
        <style:tab-stops/>
      </style:paragraph-properties>
    </style:style>
    <style:style style:name="T37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38" style:parent-style-name="Policepardéfaut" style:family="text">
      <style:text-properties style:font-name="Arial" style:font-name-complex="Arial" fo:font-size="9pt" style:font-size-asian="9pt" style:font-size-complex="9pt"/>
    </style:style>
    <style:style style:name="T3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40" style:parent-style-name="Normal" style:family="paragraph">
      <style:paragraph-properties fo:line-height="150%" fo:margin-left="-0.3937in">
        <style:tab-stops/>
      </style:paragraph-properties>
    </style:style>
    <style:style style:name="T41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2" style:parent-style-name="Policepardéfaut" style:family="text">
      <style:text-properties style:font-name="Arial" style:font-name-complex="Arial" fo:font-size="9pt" style:font-size-asian="9pt" style:font-size-complex="9pt"/>
    </style:style>
    <style:style style:name="T43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44" style:parent-style-name="Normal" style:family="paragraph">
      <style:paragraph-properties fo:line-height="150%" fo:margin-left="-0.3937in">
        <style:tab-stops/>
      </style:paragraph-properties>
    </style:style>
    <style:style style:name="T4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6" style:parent-style-name="Policepardéfaut" style:family="text">
      <style:text-properties style:font-name="Arial" style:font-name-complex="Arial" fo:font-size="9pt" style:font-size-asian="9pt" style:font-size-complex="9pt"/>
    </style:style>
    <style:style style:name="P47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48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49" style:parent-style-name="Normal" style:family="paragraph">
      <style:paragraph-properties fo:line-height="150%" fo:margin-left="-0.3937in">
        <style:tab-stops/>
      </style:paragraph-properties>
    </style:style>
    <style:style style:name="T50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1" style:parent-style-name="Policepardéfaut" style:family="text">
      <style:text-properties fo:font-size="9pt" style:font-size-asian="9pt" style:font-size-complex="9pt"/>
    </style:style>
    <style:style style:name="P52" style:parent-style-name="Normal" style:family="paragraph">
      <style:paragraph-properties fo:line-height="150%" fo:margin-left="-0.3937in">
        <style:tab-stops/>
      </style:paragraph-properties>
    </style:style>
    <style:style style:name="T53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4" style:parent-style-name="Policepardéfaut" style:family="text">
      <style:text-properties fo:font-size="9pt" style:font-size-asian="9pt" style:font-size-complex="9pt"/>
    </style:style>
    <style:style style:name="P55" style:parent-style-name="Normal" style:family="paragraph">
      <style:paragraph-properties fo:line-height="150%" fo:margin-left="-0.3937in">
        <style:tab-stops/>
      </style:paragraph-properties>
    </style:style>
    <style:style style:name="T5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7" style:parent-style-name="Policepardéfaut" style:family="text">
      <style:text-properties fo:font-size="9pt" style:font-size-asian="9pt" style:font-size-complex="9pt"/>
    </style:style>
    <style:style style:name="T58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9" style:parent-style-name="Policepardéfaut" style:family="text">
      <style:text-properties fo:font-size="9pt" style:font-size-asian="9pt" style:font-size-complex="9pt"/>
    </style:style>
    <style:style style:name="P60" style:parent-style-name="Normal" style:family="paragraph">
      <style:paragraph-properties fo:line-height="150%" fo:margin-left="-0.3937in">
        <style:tab-stops/>
      </style:paragraph-properties>
    </style:style>
    <style:style style:name="T6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62" style:parent-style-name="Policepardéfaut" style:family="text">
      <style:text-properties fo:font-size="9pt" style:font-size-asian="9pt" style:font-size-complex="9pt"/>
    </style:style>
    <style:style style:name="T6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64" style:parent-style-name="Policepardéfaut" style:family="text">
      <style:text-properties fo:font-size="9pt" style:font-size-asian="9pt" style:font-size-complex="9pt"/>
    </style:style>
    <style:style style:name="P65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66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67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68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69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70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71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72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73" style:parent-style-name="Normal" style:family="paragraph">
      <style:paragraph-properties fo:text-align="justify" fo:line-height="150%" fo:margin-left="-0.3937in">
        <style:tab-stops/>
      </style:paragraph-properties>
    </style:style>
    <style:style style:name="T74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75" style:parent-style-name="Policepardéfaut" style:family="text">
      <style:text-properties fo:font-size="9pt" style:font-size-asian="9pt" style:font-size-complex="9pt" fo:language="fr" fo:country="CA"/>
    </style:style>
    <style:style style:name="T76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77" style:parent-style-name="Policepardéfaut" style:family="text">
      <style:text-properties fo:font-size="9pt" style:font-size-asian="9pt" style:font-size-complex="9pt" fo:language="fr" fo:country="CA"/>
    </style:style>
    <style:style style:name="T78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P79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80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81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82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TableColumn84" style:family="table-column">
      <style:table-column-properties style:column-width="3.3423in"/>
    </style:style>
    <style:style style:name="TableColumn85" style:family="table-column">
      <style:table-column-properties style:column-width="3.343in"/>
    </style:style>
    <style:style style:name="Table83" style:family="table">
      <style:table-properties style:width="6.6854in" fo:margin-left="-0.3937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89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90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91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92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end" fo:line-height="150%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P96" style:parent-style-name="Normal" style:family="paragraph">
      <style:paragraph-properties fo:text-align="end" fo:line-height="150%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P98" style:parent-style-name="Normal" style:family="paragraph">
      <style:paragraph-properties fo:text-align="end" fo:line-height="150%"/>
    </style:style>
    <style:style style:name="T99" style:parent-style-name="Policepardéfaut" style:family="text">
      <style:text-properties fo:font-size="10pt" style:font-size-asian="10pt" style:font-size-complex="10pt"/>
    </style:style>
    <style:style style:name="P100" style:parent-style-name="Normal" style:family="paragraph">
      <style:paragraph-properties fo:text-align="end" fo:line-height="150%"/>
      <style:text-properties style:font-name="Arial" style:font-name-complex="Arial" fo:font-size="9pt" style:font-size-asian="9pt" style:font-size-complex="9pt" fo:language="en" fo:country="CA"/>
    </style:style>
    <style:style style:name="P101" style:parent-style-name="Normal" style:family="paragraph">
      <style:paragraph-properties fo:text-align="end" fo:line-height="150%"/>
    </style:style>
    <style:style style:name="T102" style:parent-style-name="Policepardéfaut" style:family="text">
      <style:text-properties fo:font-size="10pt" style:font-size-asian="10pt" style:font-size-complex="10pt"/>
    </style:style>
    <style:style style:name="P103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4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5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6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7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8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9" style:parent-style-name="Paragraphedeliste" style:family="paragraph">
      <style:paragraph-properties fo:line-height="115%" fo:margin-left="0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0" style:parent-style-name="Normal" style:family="paragraph">
      <style:paragraph-properties fo:line-height="150%" fo:margin-left="-0.3937in" fo:margin-right="-0.0013in">
        <style:tab-stops/>
      </style:paragraph-properties>
    </style:style>
    <style:style style:name="T111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12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1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14" style:parent-style-name="Normal" style:family="paragraph">
      <style:text-properties fo:language="fr" fo:country="CA"/>
    </style:style>
    <style:style style:name="TableColumn116" style:family="table-column">
      <style:table-column-properties style:column-width="2.6548in"/>
    </style:style>
    <style:style style:name="TableColumn117" style:family="table-column">
      <style:table-column-properties style:column-width="0.6888in"/>
    </style:style>
    <style:style style:name="TableColumn118" style:family="table-column">
      <style:table-column-properties style:column-width="3.3416in"/>
    </style:style>
    <style:style style:name="Table115" style:family="table">
      <style:table-properties style:width="6.6854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language="fr" fo:country="CA" fo:hyphenate="true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name="TableCell1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3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34" style:family="table-column">
      <style:table-column-properties style:column-width="6.6854in"/>
    </style:style>
    <style:style style:name="Table133" style:family="table">
      <style:table-properties style:width="6.6854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138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39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Policepardéfaut" style:family="text">
      <style:text-properties fo:font-size="10pt" style:font-size-asian="10pt" style:font-size-complex="10pt" fo:language="fr" fo:country="CA"/>
    </style:style>
    <style:style style:name="T142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43" style:parent-style-name="Policepardéfaut" style:family="text">
      <style:text-properties fo:font-size="10pt" style:font-size-asian="10pt" style:font-size-complex="10pt" fo:language="fr" fo:country="CA"/>
    </style:style>
    <style:style style:name="P14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4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50" style:family="table-column">
      <style:table-column-properties style:column-width="6.6854in"/>
    </style:style>
    <style:style style:name="Table149" style:family="table">
      <style:table-properties style:width="6.6854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fo:font-size="10pt" style:font-size-asian="10pt" style:font-size-complex="10pt" fo:language="fr" fo:country="CA"/>
    </style:style>
    <style:style style:name="P154" style:parent-style-name="Normal" style:family="paragraph">
      <style:text-properties fo:font-size="10pt" style:font-size-asian="10pt" style:font-size-complex="10pt" fo:language="fr" fo:country="CA"/>
    </style:style>
    <style:style style:name="P155" style:parent-style-name="Normal" style:family="paragraph">
      <style:text-properties fo:language="fr" fo:country="CA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158" style:parent-style-name="Policepardéfaut" style:family="text">
      <style:text-properties style:font-size-complex="10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fo:language="en" fo:country="CA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text-properties fo:language="en" fo:country="CA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fo:language="en" fo:country="CA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fo:language="en" fo:country="CA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fo:language="en" fo:country="CA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fo:language="en" fo:country="CA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text-properties fo:language="en" fo:country="CA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language="en" fo:country="CA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text-properties fo:language="en" fo:country="CA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text-properties fo:language="en" fo:country="CA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fo:language="en" fo:country="CA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fo:language="en" fo:country="CA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fo:language="en" fo:country="CA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CA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text-properties fo:language="en" fo:country="CA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fo:language="en" fo:country="CA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fo:language="en" fo:country="CA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fo:language="en" fo:country="CA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text-properties fo:language="en" fo:country="CA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text-properties fo:language="en" fo:country="CA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text-properties fo:language="en" fo:country="CA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fo:language="en" fo:country="CA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fo:language="en" fo:country="CA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text-properties fo:language="en" fo:country="CA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fo:language="en" fo:country="CA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text-properties fo:language="en" fo:country="CA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fo:language="en" fo:country="CA"/>
    </style:style>
    <style:style style:name="P24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242" style:family="table-column">
      <style:table-column-properties style:column-width="6.6854in"/>
    </style:style>
    <style:style style:name="Table241" style:family="table">
      <style:table-properties style:width="6.6854in" fo:margin-left="0in" table:align="lef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fo:font-size="10pt" style:font-size-asian="10pt" style:font-size-complex="10pt" fo:language="fr" fo:country="CA"/>
    </style:style>
    <style:style style:name="P246" style:parent-style-name="Normal" style:family="paragraph">
      <style:text-properties fo:font-size="10pt" style:font-size-asian="10pt" style:font-size-complex="10pt" fo:language="fr" fo:country="CA"/>
    </style:style>
    <style:style style:name="P247" style:parent-style-name="Normal" style:family="paragraph">
      <style:text-properties fo:font-size="10pt" style:font-size-asian="10pt" style:font-size-complex="10pt" fo:language="fr" fo:country="CA"/>
    </style:style>
    <style:style style:name="P248" style:parent-style-name="Normal" style:family="paragraph">
      <style:text-properties fo:font-size="10pt" style:font-size-asian="10pt" style:font-size-complex="10pt" fo:language="fr" fo:country="CA"/>
    </style:style>
    <style:style style:name="P249" style:parent-style-name="Normal" style:family="paragraph">
      <style:text-properties fo:font-size="10pt" style:font-size-asian="10pt" style:font-size-complex="10pt" fo:language="fr" fo:country="CA"/>
    </style:style>
    <style:style style:name="P250" style:parent-style-name="Normal" style:family="paragraph">
      <style:text-properties fo:font-size="10pt" style:font-size-asian="10pt" style:font-size-complex="10pt" fo:language="fr" fo:country="CA"/>
    </style:style>
    <style:style style:name="P251" style:parent-style-name="Normal" style:family="paragraph">
      <style:text-properties fo:font-size="10pt" style:font-size-asian="10pt" style:font-size-complex="10pt" fo:language="fr" fo:country="CA"/>
    </style:style>
    <style:style style:name="P252" style:parent-style-name="Normal" style:family="paragraph">
      <style:text-properties fo:language="fr" fo:country="CA"/>
    </style:style>
    <style:style style:name="P253" style:parent-style-name="Normal" style:family="paragraph">
      <style:text-properties fo:font-size="10pt" style:font-size-asian="10pt" style:font-size-complex="10pt" fo:language="fr" fo:country="CA"/>
    </style:style>
    <style:style style:name="P254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0" draw:id="id0" draw:style-name="a0" draw:name="Picture 2" text:anchor-type="as-char" svg:x="0in" svg:y="0in" svg:width="1.625in" svg:height="0.4270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8">
            <text:p text:style-name="P9">Corporation des Entrepreneurs Spécialisés du Grand Montréal Inc.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 table:number-columns-spanned="2">
            <text:p text:style-name="P14">5181, rue d'Amiens, bureau 500, Montréal-Nord (Québec) H1G 6N9</text:p>
            <text:p text:style-name="Normal"><text:span text:style-name="T15">Téléphone 514.955.3548 • Fax : 514.955.6623</text:span></text:p>
          </table:table-cell>
          <table:covered-table-cell/>
          <table:table-cell table:style-name="TableCell16">
            <text:p text:style-name="P17">CONTRAT D'ENTREPRISE<text:s/></text:p>
            <text:p text:style-name="P18">PR1503-0002</text:p>
          </table:table-cell>
        </table:table-row>
      </table:table>
      <text:p text:style-name="P19"/>
      <text:p text:style-name="P20">ENTRE<text:s/></text:p>
      <text:p text:style-name="P21">(Ci-après appelé l'Entrepreneur)</text:p>
      <text:p text:style-name="P22"><text:span text:style-name="T23">Nom</text:span><text:span text:style-name="T24"><text:s/></text:span><text:span text:style-name="T25">:<text:s/></text:span><text:span text:style-name="T26">Corporation des Entrepreneurs Spécialisés du Grand Montréal Inc.</text:span><text:span text:style-name="T27"><text:s/></text:span></text:p>
      <text:p text:style-name="P28"><text:span text:style-name="T29">Adresse :<text:s/></text:span><text:span text:style-name="T30">5181 Rue d'Amiens, Montreal-Nord </text:span></text:p>
      <text:p text:style-name="P31">Ville : Montréal <text:s text:c="2"/>Code postal : H1G 6N9</text:p>
      <text:p text:style-name="P32">Téléphone : 514-955-3548 <text:s text:c="2"/>Télécopieur : <text:s/></text:p>
      <text:p text:style-name="P33"><text:span text:style-name="T34"># licence RBQ : <text:s text:c="69"/>Courriel : <text:s text:c="2"/></text:span><text:span text:style-name="T35"/></text:p>
      <text:p text:style-name="P36"><text:span text:style-name="T37">Représentant :<text:s/></text:span><text:span text:style-name="T38">Corporation des Entrepreneurs Spécialisés du Grand Montréal Inc.</text:span><text:span text:style-name="T39"><text:s text:c="3"/></text:span></text:p>
      <text:p text:style-name="P40"><text:span text:style-name="T41">Adresse :<text:s/></text:span><text:span text:style-name="T42">5181 Rue d'Amiens, Montreal-Nord </text:span><text:span text:style-name="T43"><text:s text:c="3"/></text:span></text:p>
      <text:p text:style-name="P44"><text:span text:style-name="T45">Ville :<text:s/></text:span><text:span text:style-name="T46">Montréal <text:s text:c="2"/>Code postal : H1G 6N9</text:span></text:p>
      <text:p text:style-name="P47">ET<text:s/></text:p>
      <text:p text:style-name="P48">(Ci-après appelé le client)</text:p>
      <text:p text:style-name="P49"><text:span text:style-name="T50">Nom :<text:s/></text:span><text:span text:style-name="T51">Jean-Louis Billion</text:span></text:p>
      <text:p text:style-name="P52"><text:span text:style-name="T53">Adresse :<text:s/></text:span><text:span text:style-name="T54">7604 rue casgrain</text:span></text:p>
      <text:p text:style-name="P55"><text:span text:style-name="T56">Ville :<text:s/></text:span><text:span text:style-name="T57">montreal</text:span><text:span text:style-name="T58"><text:s text:c="3"/>Code postal :<text:s/></text:span><text:span text:style-name="T59">h2r1y8</text:span></text:p>
      <text:p text:style-name="P60"><text:span text:style-name="T61">Téléphone :<text:s/></text:span><text:span text:style-name="T62">514-555-5555</text:span><text:span text:style-name="T63"><text:s text:c="3"/>Télécopieur : <text:s/></text:span><text:span text:style-name="T64"/></text:p>
      <text:p text:style-name="P65">Adresse des travaux : ___________________________________________________________________________________</text:p>
      <text:p text:style-name="P66">CONVIENNENT DE CE QUI SUIT:</text:p>
      <text:list text:style-name="LFO1" text:continue-numbering="true">
        <text:list-item>
          <text:p text:style-name="P67">Ouvrage à réaliser<text:s/></text:p>
        </text:list-item>
      </text:list>
      <text:p text:style-name="P68">Le client retient, en date de ce jour, les services de l'Entrepreneur pour exécuter l'ouvrage ci-après décrit :</text:p>
      <text:p text:style-name="P69">_____________________________________________________________________________________________________</text:p>
      <text:p text:style-name="P70">_____________________________________________________________________________________________________</text:p>
      <text:p text:style-name="P71">_____________________________________________________________________________________________________</text:p>
      <text:list text:style-name="LFO1" text:continue-numbering="true">
        <text:list-item>
          <text:p text:style-name="P72">Début et fin<text:s/></text:p>
        </text:list-item>
      </text:list>
      <text:p text:style-name="P73"><text:span text:style-name="T74">Les travaux seront débutés le<text:s/></text:span><text:span text:style-name="T75">26.03.2015</text:span><text:span text:style-name="T76"><text:s text:c="3"/>et seront terminés vers/ou le<text:s/></text:span><text:span text:style-name="T77">10.04.2015</text:span><text:span text:style-name="T78"><text:s/>sauf si le client provoque un retard par son défaut de respecter ses obligations aux termes des présentes ou pour toute cause de force majeure; seront assimilés à une force majeure le cas d'une grève ou d'un lock-out.</text:span></text:p>
      <text:list text:style-name="LFO1" text:continue-numbering="true">
        <text:list-item>
          <text:p text:style-name="P79">Réception de l'ouvrage<text:s/></text:p>
        </text:list-item>
      </text:list>
      <text:p text:style-name="P80">Le client sera présumé avoir reçu l'ouvrage à la première des éventualités suivantes, et ce, malgré toute réserve qu'il pourrait imposer, soit à la date de la fin des travaux décrits ci-devant, où à la date à laquelle l'immeuble sera prêt à être occupé.<text:s/></text:p>
      <text:list text:style-name="LFO1" text:continue-numbering="true">
        <text:list-item>
          <text:p text:style-name="P81">Prix<text:s/></text:p>
        </text:list-item>
      </text:list>
      <text:p text:style-name="P82">Le client et l'entrepreneur conviennent que le prix convenu pour l'éxécution de l'ouvrage se détaille comme suit :<text:s/>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Prix de l'ouvrage<text:s/></text:p>
            <text:p text:style-name="P89">Taxe sur les produits et services (TPS)<text:s/></text:p>
            <text:p text:style-name="P90">Sous-total<text:s/></text:p>
            <text:p text:style-name="P91">Taxe de vente du Québec (TVQ)<text:s/></text:p>
            <text:p text:style-name="P92">TOTAL:<text:s/></text:p>
          </table:table-cell>
          <table:table-cell table:style-name="TableCell93">
            <text:p text:style-name="P94"><text:span text:style-name="T95">0</text:span></text:p>
            <text:p text:style-name="P96"><text:span text:style-name="T97">0</text:span></text:p>
            <text:p text:style-name="P98"><text:span text:style-name="T99">0+0</text:span></text:p>
            <text:p text:style-name="P100"/>
            <text:p text:style-name="P101"><text:span text:style-name="T102">0</text:span></text:p>
          </table:table-cell>
        </table:table-row>
      </table:table>
      <text:p text:style-name="P103">et sera payable comme suit :<text:s/></text:p>
      <text:p text:style-name="P104">_____________________________________________________________________________________________________</text:p>
      <text:p text:style-name="P105">_____________________________________________________________________________________________________</text:p>
      <text:p text:style-name="P106">Toutefois ce prix est soumis aux réserves suivantes:<text:s/></text:p>
      <text:list text:style-name="LFO1" text:continue-numbering="true">
        <text:list-item>
          <text:list>
            <text:list-item>
              <text:p text:style-name="P107">Le client paiera à l'entrepreneur un intérêt mensuel de deux pour cent (2%) sur toute somme due, soit 24% par année, le tout sous réserve à tout autre recours de l'entrepreneur contre le client.<text:s/></text:p>
            </text:list-item>
            <text:list-item>
              <text:p text:style-name="P108">En cas de recours judiciaire de l'entrepreneur contre le client pour le recouvrement de sommes dues, les frais judiciaires et extrajudiciaires en cours en pareil cas par l'entrepreneur sont à la charge exclusive du client mais ne seront en aucun cas supérieur à 30% du prix du contrat.<text:s/></text:p>
            </text:list-item>
          </text:list>
        </text:list-item>
      </text:list>
      <text:p text:style-name="P109"/>
      <text:p text:style-name="P110"><text:span text:style-name="T111">COPIE BLANCHE: CLIENT <text:s text:c="3"/>COPIE JAUNE: ENTREPRENEUR <text:s text:c="2"/>COPIE ROSE: DOSSIER<text:s/></text:span><text:span text:style-name="T112"><text:s text:c="6"/></text:span><text:span text:style-name="T113">VOIR AU VERSO</text:span></text:p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Normal"><draw:frame draw:z-index="0" draw:id="id1" draw:style-name="a1" draw:name="Picture 1" text:anchor-type="as-char" svg:x="0in" svg:y="0in" svg:width="1.38542in" svg:height="0.36458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Corporation des Entrepreneurs Spécialisés du Grand Montréal Inc.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À l’USAGE DES MEMBRES SEULEMENT ANNEXE “A”</text:p>
          </table:table-cell>
        </table:table-row>
      </table:table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>DESCRIPTION DES TRAVAUX DU CONTRAT D’ENTREPRISE</text:p>
            <text:p text:style-name="P138">La présente annexe fait partie du contrat<text:s/>d’entreprise</text:p>
            <text:p text:style-name="P139"/>
            <text:p text:style-name="P140"><text:span text:style-name="T141">l’entrepreneur,<text:s/></text:span><text:span text:style-name="T142">Jean-Louis Billion</text:span><text:span text:style-name="T143">, et</text:span></text:p>
            <text:p text:style-name="P144">le client, ______________________________________________________________________________________</text:p>
            <text:p text:style-name="P145"/>
            <text:p text:style-name="P146">consenti en date du _______________________________________________________________20_____________</text:p>
            <text:p text:style-name="P147"/>
          </table:table-cell>
        </table:table-row>
      </table:table>
      <text:p text:style-name="P148"/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>Les<text:s/>parties conviennent des travaux suivants en vertu du contrat d’entreprise numéro # ________________________</text:p>
            <text:p text:style-name="P154">décrit ci-dessus :</text:p>
            <text:p text:style-name="P155"><text:s/></text:p>
          </table:table-cell>
        </table:table-row>
        <table:table-row table:style-name="TableRow156">
          <table:table-cell table:style-name="TableCell157">
            <text:p text:style-name="Normal"><text:span text:style-name="T158"> </text:span></text:p>
          </table:table-cell>
        </table:table-row>
        <table:table-row table:style-name="TableRow159"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</table:table-row>
      </table:table>
      <text:p text:style-name="P240"/>
      <table:table table:style-name="Table241">
        <table:table-columns>
          <table:table-column table:style-name="TableColumn242"/>
        </table:table-columns>
        <table:table-row table:style-name="TableRow243">
          <table:table-cell table:style-name="TableCell244">
            <text:p text:style-name="P245">Date<text:s/>___________________________________________________________________________20____________</text:p>
            <text:p text:style-name="P246"/>
            <text:p text:style-name="P247"><text:s text:c="9"/>_________________________________________________________________________________________</text:p>
            <text:p text:style-name="P248"><text:s text:c="9"/>Entrepreneur <text:s text:c="44"/><text:s text:c="88"/>Client</text:p>
            <text:p text:style-name="P249"><text:s text:c="97"/>_____________________________________________</text:p>
            <text:p text:style-name="P250"><text:s text:c="18"/><text:s text:c="145"/>Client</text:p>
            <text:p text:style-name="P251">La description des présents travaux est acceptée <text:s text:c="4"/>ce <text:s/>____________________________________20____________</text:p>
            <text:p text:style-name="P252"/>
          </table:table-cell>
        </table:table-row>
      </table:table>
      <text:p text:style-name="P253">COPIE BLANCHE : CLIENT <text:s text:c="4"/>COPIE JEUNE : ENTREPRENEUR <text:s text:c="2"/>COPIE ROSE : DOSSIER<text:s/></text:p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3944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5T18:27:00Z</meta:creation-date>
    <dc:date>2015-03-25T19:14:00Z</dc:date>
    <meta:template xlink:href="Normal.dotm" xlink:type="simple"/>
    <meta:editing-cycles>5</meta:editing-cycles>
    <meta:editing-duration>PT22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9" meta:word-count="741" meta:character-count="4811" meta:row-count="33" meta:non-whitespace-character-count="4079"/>
  </office:meta>
</office:document-meta>
</file>